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margin-left="0in" fo:margin-right="0in" fo:text-indent="0in" style:auto-text-indent="false" fo:padding="0.0193in" fo:border="0.06pt solid #e3e3e3"/>
    </style:style>
    <style:style style:name="P2" style:family="paragraph" style:parent-style-name="Heading_20_3">
      <style:paragraph-properties fo:margin-left="0in" fo:margin-right="0in" fo:text-indent="0in" style:auto-text-indent="false" fo:padding="0.0193in" fo:border="0.06pt solid #e3e3e3"/>
      <style:text-properties officeooo:paragraph-rsid="0017e273"/>
    </style:style>
    <style:style style:name="P3" style:family="paragraph" style:parent-style-name="Heading_20_3">
      <style:paragraph-properties fo:margin-left="0in" fo:margin-right="0in" fo:margin-top="0in" fo:margin-bottom="0in" style:contextual-spacing="false" fo:text-indent="0in" style:auto-text-indent="false" fo:padding="0.0193in" fo:border="0.06pt solid #e3e3e3"/>
      <style:text-properties fo:font-weight="normal" style:font-weight-asian="normal" style:font-weight-complex="normal"/>
    </style:style>
    <style:style style:name="P4" style:family="paragraph" style:parent-style-name="Heading_20_3">
      <style:paragraph-properties fo:margin-left="0in" fo:margin-right="0in" fo:text-indent="0in" style:auto-text-indent="false" fo:padding="0.0193in" fo:border="0.06pt solid #e3e3e3"/>
      <style:text-properties fo:font-weight="normal" style:font-weight-asian="normal" style:font-weight-complex="normal"/>
    </style:style>
    <style:style style:name="P5" style:family="paragraph" style:parent-style-name="Text_20_body" style:list-style-name="L1">
      <style:paragraph-properties fo:margin-left="0in" fo:margin-right="0in" fo:text-indent="0in" style:auto-text-indent="false" fo:padding="0.0193in" fo:border="0.06pt solid #e3e3e3"/>
    </style:style>
    <style:style style:name="P6" style:family="paragraph" style:parent-style-name="Text_20_body" style:list-style-name="L1">
      <style:paragraph-properties fo:margin-left="0in" fo:margin-right="0in" fo:margin-top="0in" fo:margin-bottom="0in" style:contextual-spacing="false" fo:text-indent="0in" style:auto-text-indent="false" fo:padding="0.0193in" fo:border="0.06pt solid #e3e3e3"/>
    </style:style>
    <style:style style:name="P7" style:family="paragraph" style:parent-style-name="Text_20_body" style:list-style-name="L2">
      <style:paragraph-properties fo:margin-left="0in" fo:margin-right="0in" fo:text-indent="0in" style:auto-text-indent="false" fo:padding="0.0193in" fo:border="0.06pt solid #e3e3e3"/>
    </style:style>
    <style:style style:name="P8" style:family="paragraph" style:parent-style-name="Text_20_body" style:list-style-name="L2">
      <style:paragraph-properties fo:margin-left="0in" fo:margin-right="0in" fo:margin-top="0in" fo:margin-bottom="0in" style:contextual-spacing="false" fo:text-indent="0in" style:auto-text-indent="false" fo:padding="0.0193in" fo:border="0.06pt solid #e3e3e3"/>
    </style:style>
    <style:style style:name="P9" style:family="paragraph" style:parent-style-name="Text_20_body" style:list-style-name="L2">
      <style:paragraph-properties fo:margin-left="0in" fo:margin-right="0in" fo:text-indent="0in" style:auto-text-indent="false" fo:padding="0.0193in" fo:border="0.06pt solid #e3e3e3"/>
      <style:text-properties officeooo:paragraph-rsid="0017e273"/>
    </style:style>
    <style:style style:name="P10" style:family="paragraph" style:parent-style-name="Text_20_body" style:list-style-name="L3">
      <style:paragraph-properties fo:margin-left="0in" fo:margin-right="0in" fo:text-indent="0in" style:auto-text-indent="false" fo:padding="0.0193in" fo:border="0.06pt solid #e3e3e3"/>
    </style:style>
    <style:style style:name="P11" style:family="paragraph" style:parent-style-name="Text_20_body" style:list-style-name="L3">
      <style:paragraph-properties fo:margin-left="0in" fo:margin-right="0in" fo:margin-top="0in" fo:margin-bottom="0in" style:contextual-spacing="false" fo:text-indent="0in" style:auto-text-indent="false" fo:padding="0.0193in" fo:border="0.06pt solid #e3e3e3"/>
    </style:style>
    <style:style style:name="P12" style:family="paragraph" style:parent-style-name="Text_20_body" style:list-style-name="L4">
      <style:paragraph-properties fo:margin-left="0in" fo:margin-right="0in" fo:text-indent="0in" style:auto-text-indent="false" fo:padding="0.0193in" fo:border="0.06pt solid #e3e3e3"/>
    </style:style>
    <style:style style:name="P13" style:family="paragraph" style:parent-style-name="Text_20_body" style:list-style-name="L4">
      <style:paragraph-properties fo:margin-left="0in" fo:margin-right="0in" fo:margin-top="0in" fo:margin-bottom="0in" style:contextual-spacing="false" fo:text-indent="0in" style:auto-text-indent="false" fo:padding="0.0193in" fo:border="0.06pt solid #e3e3e3"/>
    </style:style>
    <style:style style:name="P14" style:family="paragraph" style:parent-style-name="Text_20_body" style:list-style-name="L5">
      <style:paragraph-properties fo:margin-left="0in" fo:margin-right="0in" fo:text-indent="0in" style:auto-text-indent="false" fo:padding="0.0193in" fo:border="0.06pt solid #e3e3e3"/>
    </style:style>
    <style:style style:name="P15" style:family="paragraph" style:parent-style-name="Text_20_body" style:list-style-name="L5">
      <style:paragraph-properties fo:margin-left="0in" fo:margin-right="0in" fo:margin-top="0in" fo:margin-bottom="0in" style:contextual-spacing="false" fo:text-indent="0in" style:auto-text-indent="false" fo:padding="0.0193in" fo:border="0.06pt solid #e3e3e3"/>
    </style:style>
    <style:style style:name="P16" style:family="paragraph" style:parent-style-name="Text_20_body" style:list-style-name="L6">
      <style:paragraph-properties fo:margin-left="0in" fo:margin-right="0in" fo:text-indent="0in" style:auto-text-indent="false" fo:padding="0.0193in" fo:border="0.06pt solid #e3e3e3"/>
    </style:style>
    <style:style style:name="P17" style:family="paragraph" style:parent-style-name="Text_20_body" style:list-style-name="L6">
      <style:paragraph-properties fo:margin-left="0in" fo:margin-right="0in" fo:margin-top="0in" fo:margin-bottom="0in" style:contextual-spacing="false" fo:text-indent="0in" style:auto-text-indent="false" fo:padding="0.0193in" fo:border="0.06pt solid #e3e3e3"/>
    </style:style>
    <style:style style:name="P18" style:family="paragraph" style:parent-style-name="Text_20_body" style:list-style-name="L7">
      <style:paragraph-properties fo:margin-left="0in" fo:margin-right="0in" fo:margin-top="0in" fo:margin-bottom="0in" style:contextual-spacing="false" fo:text-indent="0in" style:auto-text-indent="false" fo:padding="0.0193in" fo:border="0.06pt solid #e3e3e3"/>
    </style:style>
    <style:style style:name="P19" style:family="paragraph" style:parent-style-name="Text_20_body" style:list-style-name="L7">
      <style:paragraph-properties fo:margin-left="0in" fo:margin-right="0in" fo:text-indent="0in" style:auto-text-indent="false" fo:padding="0.0193in" fo:border="0.06pt solid #e3e3e3"/>
    </style:style>
    <style:style style:name="P20" style:family="paragraph" style:parent-style-name="Text_20_body" style:list-style-name="L8">
      <style:paragraph-properties fo:margin-left="0in" fo:margin-right="0in" fo:text-indent="0in" style:auto-text-indent="false" fo:padding="0.0193in" fo:border="0.06pt solid #e3e3e3"/>
    </style:style>
    <style:style style:name="P21" style:family="paragraph" style:parent-style-name="Text_20_body" style:list-style-name="L8">
      <style:paragraph-properties fo:margin-left="0in" fo:margin-right="0in" fo:margin-top="0in" fo:margin-bottom="0in" style:contextual-spacing="false" fo:text-indent="0in" style:auto-text-indent="false" fo:padding="0.0193in" fo:border="0.06pt solid #e3e3e3"/>
    </style:style>
    <style:style style:name="P22" style:family="paragraph" style:parent-style-name="Text_20_body" style:list-style-name="L9">
      <style:paragraph-properties fo:margin-left="0in" fo:margin-right="0in" fo:text-indent="0in" style:auto-text-indent="false" fo:padding="0.0193in" fo:border="0.06pt solid #e3e3e3"/>
    </style:style>
    <style:style style:name="P23" style:family="paragraph" style:parent-style-name="Text_20_body" style:list-style-name="L9">
      <style:paragraph-properties fo:margin-left="0in" fo:margin-right="0in" fo:margin-top="0in" fo:margin-bottom="0in" style:contextual-spacing="false" fo:text-indent="0in" style:auto-text-indent="false" fo:padding="0.0193in" fo:border="0.06pt solid #e3e3e3"/>
    </style:style>
    <style:style style:name="P24" style:family="paragraph" style:parent-style-name="Text_20_body" style:list-style-name="L10">
      <style:paragraph-properties fo:margin-left="0in" fo:margin-right="0in" fo:margin-top="0in" fo:margin-bottom="0in" style:contextual-spacing="false" fo:text-indent="0in" style:auto-text-indent="false" fo:padding="0.0193in" fo:border="0.06pt solid #e3e3e3"/>
    </style:style>
    <style:style style:name="P25" style:family="paragraph" style:parent-style-name="Text_20_body" style:list-style-name="L10">
      <style:paragraph-properties fo:margin-left="0in" fo:margin-right="0in" fo:text-indent="0in" style:auto-text-indent="false" fo:padding="0.0193in" fo:border="0.06pt solid #e3e3e3"/>
    </style:style>
    <style:style style:name="P26" style:family="paragraph" style:parent-style-name="Text_20_body" style:list-style-name="L11">
      <style:paragraph-properties fo:margin-left="0in" fo:margin-right="0in" fo:text-indent="0in" style:auto-text-indent="false" fo:padding="0.0193in" fo:border="0.06pt solid #e3e3e3"/>
    </style:style>
    <style:style style:name="P27" style:family="paragraph" style:parent-style-name="Text_20_body" style:list-style-name="L11">
      <style:paragraph-properties fo:margin-left="0in" fo:margin-right="0in" fo:margin-top="0in" fo:margin-bottom="0in" style:contextual-spacing="false" fo:text-indent="0in" style:auto-text-indent="false" fo:padding="0.0193in" fo:border="0.06pt solid #e3e3e3"/>
    </style:style>
    <style:style style:name="P28" style:family="paragraph" style:parent-style-name="Text_20_body">
      <style:paragraph-properties fo:margin-left="0in" fo:margin-right="0in" fo:margin-top="0in" fo:margin-bottom="0in" style:contextual-spacing="false" fo:text-indent="0in" style:auto-text-indent="false" fo:padding="0.0193in" fo:border="0.06pt solid #e3e3e3"/>
    </style:style>
    <style:style style:name="P29" style:family="paragraph" style:parent-style-name="Text_20_body" style:list-style-name="L12">
      <style:paragraph-properties fo:margin-left="0in" fo:margin-right="0in" fo:margin-top="0in" fo:margin-bottom="0in" style:contextual-spacing="false" fo:text-indent="0in" style:auto-text-indent="false" fo:padding="0.0193in" fo:border="0.06pt solid #e3e3e3"/>
    </style:style>
    <style:style style:name="P30" style:family="paragraph" style:parent-style-name="Text_20_body" style:list-style-name="L12">
      <style:paragraph-properties fo:margin-left="0in" fo:margin-right="0in" fo:text-indent="0in" style:auto-text-indent="false" fo:padding="0.0193in" fo:border="0.06pt solid #e3e3e3"/>
    </style:style>
    <style:style style:name="P31" style:family="paragraph" style:parent-style-name="Text_20_body" style:list-style-name="L13">
      <style:paragraph-properties fo:margin-left="0in" fo:margin-right="0in" fo:margin-top="0in" fo:margin-bottom="0in" style:contextual-spacing="false" fo:text-indent="0in" style:auto-text-indent="false" fo:padding="0.0193in" fo:border="0.06pt solid #e3e3e3"/>
    </style:style>
    <style:style style:name="P32" style:family="paragraph" style:parent-style-name="Text_20_body" style:list-style-name="L13">
      <style:paragraph-properties fo:margin-left="0in" fo:margin-right="0in" fo:text-indent="0in" style:auto-text-indent="false" fo:padding="0.0193in" fo:border="0.06pt solid #e3e3e3"/>
    </style:style>
    <style:style style:name="P33" style:family="paragraph" style:parent-style-name="Text_20_body" style:list-style-name="L14">
      <style:paragraph-properties fo:margin-left="0in" fo:margin-right="0in" fo:margin-top="0in" fo:margin-bottom="0in" style:contextual-spacing="false" fo:text-indent="0in" style:auto-text-indent="false" fo:padding="0.0193in" fo:border="0.06pt solid #e3e3e3"/>
    </style:style>
    <style:style style:name="P34" style:family="paragraph" style:parent-style-name="Text_20_body" style:list-style-name="L14">
      <style:paragraph-properties fo:margin-left="0in" fo:margin-right="0in" fo:text-indent="0in" style:auto-text-indent="false" fo:padding="0.0193in" fo:border="0.06pt solid #e3e3e3"/>
    </style:style>
    <style:style style:name="T1" style:family="text">
      <style:text-properties loext:padding="0.0193in" loext:border="0.06pt solid #e3e3e3"/>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text:start-value="6">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text:start-value="1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text:start-value="13">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text:start-value="15">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text:start-value="17">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text:start-value="19">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text:start-value="20">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text:start-value="22">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text:start-value="24">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text:start-value="25">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Kubernetes Basics:</text:h>
      <text:list xml:id="list3084070494" text:style-name="L1">
        <text:list-item>
          <text:p text:style-name="P5"><text:span text:style-name="Strong_20_Emphasis"><text:span text:style-name="T1">Q: What is Kubernetes?</text:span></text:span></text:p>
          <text:list>
            <text:list-item>
              <text:p text:style-name="P6">Kubernetes is an open-source container orchestration platform for automating the deployment, scaling, and management of containerized applications.</text:p>
            </text:list-item>
          </text:list>
        </text:list-item>
        <text:list-item>
          <text:p text:style-name="P5"><text:span text:style-name="Strong_20_Emphasis"><text:span text:style-name="T1">Q: What are the key components of Kubernetes architecture?</text:span></text:span></text:p>
        </text:list-item>
      </text:list>
      <text:h text:style-name="P3" text:outline-level="3"><text:s text:c="6"/>Master Node Components:</text:h>
      <text:list text:style-name="L12">
        <text:list-item>
          <text:p text:style-name="P30"><text:span text:style-name="Strong_20_Emphasis"><text:span text:style-name="T1">API Server:</text:span></text:span></text:p>
          <text:list>
            <text:list-item>
              <text:p text:style-name="P29">The API Server is the central management point for the entire Kubernetes cluster. It exposes the Kubernetes API, which is used by both internal components and external users to interact with the cluster. API Server validates and processes requests, updating the corresponding objects in the <text:span text:style-name="Source_20_Text"><text:span text:style-name="T1">etcd</text:span></text:span> data store.</text:p>
            </text:list-item>
          </text:list>
        </text:list-item>
        <text:list-item>
          <text:p text:style-name="P30"><text:span text:style-name="Strong_20_Emphasis"><text:span text:style-name="T1">etcd:</text:span></text:span></text:p>
          <text:list>
            <text:list-item>
              <text:p text:style-name="P29"><text:span text:style-name="Source_20_Text"><text:span text:style-name="T1">etcd</text:span></text:span> is a distributed key-value store that acts as the cluster's persistent data store. It stores the configuration data and the current state of the entire cluster. All cluster data, including configuration details and the current state of resources, is stored in <text:span text:style-name="Source_20_Text"><text:span text:style-name="T1">etcd</text:span></text:span>.</text:p>
            </text:list-item>
          </text:list>
        </text:list-item>
        <text:list-item>
          <text:p text:style-name="P30"><text:span text:style-name="Strong_20_Emphasis"><text:span text:style-name="T1">Controller Manager:</text:span></text:span></text:p>
          <text:list>
            <text:list-item>
              <text:p text:style-name="P29">The Controller Manager is responsible for regulating and maintaining the desired state of the cluster. It includes various controllers, such as the Node Controller, Replication Controller, and Endpoint Controller. Each controller watches the API Server for changes and takes action to ensure the desired state.</text:p>
            </text:list-item>
          </text:list>
        </text:list-item>
        <text:list-item>
          <text:p text:style-name="P30"><text:span text:style-name="Strong_20_Emphasis"><text:span text:style-name="T1">Scheduler:</text:span></text:span></text:p>
          <text:list>
            <text:list-item>
              <text:p text:style-name="P30">The Scheduler is responsible for determining on which node a new Pod should be scheduled. It considers factors like resource availability, constraints, and policies. The Scheduler doesn't interact directly with containers but instructs the Kubelet on a selected node to start the Pod. <text:s/></text:p>
            </text:list-item>
          </text:list>
        </text:list-item>
      </text:list>
      <text:h text:style-name="P4" text:outline-level="3"><text:s text:c="7"/>Worker Node Components:</text:h>
      <text:list text:style-name="L13">
        <text:list-item>
          <text:p text:style-name="P32"><text:span text:style-name="Strong_20_Emphasis"><text:span text:style-name="T1">Kubelet:</text:span></text:span></text:p>
          <text:list>
            <text:list-item>
              <text:p text:style-name="P31">The Kubelet is an agent that runs on each worker node. It communicates with the Master Node's API Server and ensures that the containers within the Pods are running and healthy. It takes care of starting, stopping, and maintaining application containers as specified in the Pod manifest.</text:p>
            </text:list-item>
          </text:list>
        </text:list-item>
        <text:list-item>
          <text:p text:style-name="P32"><text:span text:style-name="Strong_20_Emphasis"><text:span text:style-name="T1">Kube Proxy:</text:span></text:span></text:p>
          <text:list>
            <text:list-item>
              <text:p text:style-name="P31">Kube Proxy is responsible for network communication within the cluster. It maintains network rules on nodes, allowing Pods to communicate with each other. It also performs source network address translation (SNAT) for Pod-to-world communication.</text:p>
            </text:list-item>
          </text:list>
        </text:list-item>
        <text:list-item>
          <text:p text:style-name="P32"><text:span text:style-name="Strong_20_Emphasis"><text:span text:style-name="T1">Container Runtime:</text:span></text:span></text:p>
          <text:list>
            <text:list-item>
              <text:p text:style-name="P32">The Container Runtime is the software responsible for running containers. Kubernetes supports multiple runtimes, such as Docker, containerd, and others. The Container Runtime is responsible for pulling container images, creating containers, and managing their lifecycle.</text:p>
            </text:list-item>
          </text:list>
        </text:list-item>
      </text:list>
      <text:h text:style-name="P4" text:outline-level="3"><text:soft-page-break/><text:s text:c="6"/>Other Components:</text:h>
      <text:list text:style-name="L14">
        <text:list-item>
          <text:p text:style-name="P34"><text:span text:style-name="Strong_20_Emphasis"><text:span text:style-name="T1">kube-scheduler:</text:span></text:span></text:p>
          <text:list>
            <text:list-item>
              <text:p text:style-name="P33">The Scheduler component on the Master Node is often referred to as kube-scheduler. It watches for new Pods with no assigned node and selects a node for them to run on based on resource requirements, policies, and other constraints.</text:p>
            </text:list-item>
          </text:list>
        </text:list-item>
        <text:list-item>
          <text:p text:style-name="P34"><text:span text:style-name="Strong_20_Emphasis"><text:span text:style-name="T1">kube-controller-manager:</text:span></text:span></text:p>
          <text:list>
            <text:list-item>
              <text:p text:style-name="P33">The Controller Manager on the Master Node is often referred to as kube-controller-manager. It runs controller processes that regulate the state of the system, such as Replication Controller, Node Controller, and Service Controller.</text:p>
            </text:list-item>
          </text:list>
        </text:list-item>
        <text:list-item>
          <text:p text:style-name="P34"><text:span text:style-name="Strong_20_Emphasis"><text:span text:style-name="T1">Cloud Controller Manager:</text:span></text:span></text:p>
          <text:list>
            <text:list-item>
              <text:p text:style-name="P34">For clusters running on cloud providers, there might be an additional component called the Cloud Controller Manager. It interacts with the underlying cloud provider's API to manage resources like Load Balancers.</text:p>
            </text:list-item>
          </text:list>
        </text:list-item>
      </text:list>
      <text:p text:style-name="P28"/>
      <text:list text:continue-list="list3084070494" text:style-name="L1">
        <text:list-item>
          <text:p text:style-name="P5"><text:span text:style-name="Strong_20_Emphasis"><text:span text:style-name="T1">Q: Explain the concept of Pods in Kubernetes.</text:span></text:span></text:p>
          <text:list>
            <text:list-item>
              <text:p text:style-name="P6">A Pod is the smallest deployable unit in Kubernetes, representing a single instance of a running process. It can contain one or more containers.</text:p>
            </text:list-item>
          </text:list>
        </text:list-item>
        <text:list-item>
          <text:p text:style-name="P5"><text:span text:style-name="Strong_20_Emphasis"><text:span text:style-name="T1">Q: How does Kubernetes achieve high availability?</text:span></text:span></text:p>
          <text:list>
            <text:list-item>
              <text:p text:style-name="P6">Kubernetes achieves high availability through the use of multiple Master Nodes, ensuring that if one node fails, another can take over.</text:p>
            </text:list-item>
          </text:list>
        </text:list-item>
        <text:list-item>
          <text:p text:style-name="P5"><text:span text:style-name="Strong_20_Emphasis"><text:span text:style-name="T1">Q: What is the purpose of etcd in Kubernetes?</text:span></text:span></text:p>
          <text:list>
            <text:list-item>
              <text:p text:style-name="P5">etcd is a distributed key-value store used by Kubernetes to store configuration data, ensuring consistency and high availability.</text:p>
            </text:list-item>
          </text:list>
        </text:list-item>
      </text:list>
      <text:h text:style-name="P1" text:outline-level="3">Deployments and Services:</text:h>
      <text:list text:style-name="L2">
        <text:list-item>
          <text:p text:style-name="P7"><text:span text:style-name="Strong_20_Emphasis"><text:span text:style-name="T1">Q: What is a Kubernetes Deployment?</text:span></text:span></text:p>
          <text:list>
            <text:list-item>
              <text:p text:style-name="P8">A Deployment is a declarative configuration for managing Pods, ensuring a defined number of replicas and enabling rolling updates and rollbacks.</text:p>
            </text:list-item>
          </text:list>
        </text:list-item>
        <text:list-item>
          <text:p text:style-name="P7"><text:span text:style-name="Strong_20_Emphasis"><text:span text:style-name="T1">Q: Explain the difference between a Deployment and a StatefulSet.</text:span></text:span></text:p>
          <text:list>
            <text:list-item>
              <text:p text:style-name="P8">Deployments are suitable for stateless applications, while StatefulSets are designed for stateful applications requiring stable network identifiers and persistent storage.</text:p>
            </text:list-item>
          </text:list>
        </text:list-item>
        <text:list-item>
          <text:p text:style-name="P7"><text:span text:style-name="Strong_20_Emphasis"><text:span text:style-name="T1">Q: What is a Kubernetes Service?</text:span></text:span></text:p>
          <text:list>
            <text:list-item>
              <text:p text:style-name="P8">A Service provides a stable endpoint to access a set of Pods, allowing for load balancing and abstracting the network.</text:p>
            </text:list-item>
          </text:list>
        </text:list-item>
        <text:list-item>
          <text:p text:style-name="P7"><text:span text:style-name="Strong_20_Emphasis"><text:span text:style-name="T1">Q: How does Kubernetes achieve load balancing for Services?</text:span></text:span></text:p>
          <text:list>
            <text:list-item>
              <text:p text:style-name="P8">Kubernetes achieves load balancing by distributing traffic among the Pods behind a Service using kube-proxy.</text:p>
            </text:list-item>
          </text:list>
        </text:list-item>
        <text:list-item>
          <text:p text:style-name="P7"><text:span text:style-name="Strong_20_Emphasis"><text:span text:style-name="T1">Q: What is Ingress in Kubernetes?</text:span></text:span></text:p>
          <text:list>
            <text:list-item>
              <text:p text:style-name="P9"><text:soft-page-break/>Ingress is an API object that manages external access to services, providing HTTP and HTTPS routing to different services based on rules.</text:p>
            </text:list-item>
          </text:list>
        </text:list-item>
      </text:list>
      <text:h text:style-name="P2" text:outline-level="3">Networking:</text:h>
      <text:list text:style-name="L3">
        <text:list-item>
          <text:p text:style-name="P10"><text:span text:style-name="Strong_20_Emphasis"><text:span text:style-name="T1">Q: Explain Kubernetes Networking.</text:span></text:span></text:p>
          <text:list>
            <text:list-item>
              <text:p text:style-name="P11">Kubernetes Networking allows Pods to communicate with each other across nodes and provides external access to Services. It is achieved through Container Network Interface (CNI) plugins.</text:p>
            </text:list-item>
          </text:list>
        </text:list-item>
        <text:list-item>
          <text:p text:style-name="P10"><text:span text:style-name="Strong_20_Emphasis"><text:span text:style-name="T1">Q: What is a Kubernetes Network Policy?</text:span></text:span></text:p>
          <text:list>
            <text:list-item>
              <text:p text:style-name="P10">A Network Policy is a specification that defines how Pods are allowed to communicate with each other and other network endpoints.</text:p>
            </text:list-item>
          </text:list>
        </text:list-item>
      </text:list>
      <text:h text:style-name="P1" text:outline-level="3">Scaling and Autoscaling:</text:h>
      <text:list text:style-name="L4">
        <text:list-item>
          <text:p text:style-name="P12"><text:span text:style-name="Strong_20_Emphasis"><text:span text:style-name="T1">Q: How does Horizontal Pod Autoscaling work in Kubernetes?</text:span></text:span></text:p>
          <text:list>
            <text:list-item>
              <text:p text:style-name="P13">Horizontal Pod Autoscaling automatically adjusts the number of Pods in a Deployment or ReplicaSet based on observed CPU utilization or other custom metrics.</text:p>
            </text:list-item>
          </text:list>
        </text:list-item>
        <text:list-item>
          <text:p text:style-name="P12"><text:span text:style-name="Strong_20_Emphasis"><text:span text:style-name="T1">Q: What is the purpose of a HorizontalPodAutoscaler?</text:span></text:span></text:p>
          <text:list>
            <text:list-item>
              <text:p text:style-name="P12">A HorizontalPodAutoscaler dynamically adjusts the number of replicas in a Deployment or ReplicaSet based on observed metrics, ensuring optimal resource utilization.</text:p>
            </text:list-item>
          </text:list>
        </text:list-item>
      </text:list>
      <text:h text:style-name="P1" text:outline-level="3">Storage:</text:h>
      <text:list text:style-name="L5">
        <text:list-item>
          <text:p text:style-name="P14"><text:span text:style-name="Strong_20_Emphasis"><text:span text:style-name="T1">Q: Explain Persistent Volumes (PVs) and Persistent Volume Claims (PVCs) in Kubernetes.</text:span></text:span></text:p>
          <text:list>
            <text:list-item>
              <text:p text:style-name="P15">Persistent Volumes (PVs) represent physical storage resources, while Persistent Volume Claims (PVCs) are requests for storage by users.</text:p>
            </text:list-item>
          </text:list>
        </text:list-item>
        <text:list-item>
          <text:p text:style-name="P14"><text:span text:style-name="Strong_20_Emphasis"><text:span text:style-name="T1">Q: What is the purpose of Kubernetes ConfigMaps and Secrets?</text:span></text:span></text:p>
          <text:list>
            <text:list-item>
              <text:p text:style-name="P14">ConfigMaps store configuration data as key-value pairs, while Secrets store sensitive information such as passwords and API keys securely.</text:p>
            </text:list-item>
          </text:list>
        </text:list-item>
      </text:list>
      <text:h text:style-name="P1" text:outline-level="3">Security:</text:h>
      <text:list text:style-name="L6">
        <text:list-item>
          <text:p text:style-name="P16"><text:span text:style-name="Strong_20_Emphasis"><text:span text:style-name="T1">Q: How does Kubernetes handle security within a cluster?</text:span></text:span></text:p>
          <text:list>
            <text:list-item>
              <text:p text:style-name="P17">Kubernetes provides security through RBAC (Role-Based Access Control), Pod Security Policies, Network Policies, and Secrets encryption.</text:p>
            </text:list-item>
          </text:list>
        </text:list-item>
        <text:list-item>
          <text:p text:style-name="P16"><text:span text:style-name="Strong_20_Emphasis"><text:span text:style-name="T1">Q: What is RBAC in Kubernetes?</text:span></text:span></text:p>
          <text:list>
            <text:list-item>
              <text:p text:style-name="P16">RBAC (Role-Based Access Control) defines roles and role bindings to control access to Kubernetes resources based on user roles.</text:p>
            </text:list-item>
          </text:list>
        </text:list-item>
      </text:list>
      <text:h text:style-name="P1" text:outline-level="3">Helm:</text:h>
      <text:list text:style-name="L7">
        <text:list-item>
          <text:p text:style-name="P18"><text:span text:style-name="Strong_20_Emphasis"><text:span text:style-name="T1">Q: What is Helm in Kubernetes?</text:span></text:span></text:p>
          <text:list>
            <text:list-item>
              <text:p text:style-name="P19">Helm is a package manager for Kubernetes that simplifies the deployment and management of applications using pre-configured charts.</text:p>
            </text:list-item>
          </text:list>
        </text:list-item>
      </text:list>
      <text:h text:style-name="P1" text:outline-level="3"><text:soft-page-break/>Monitoring and Logging:</text:h>
      <text:list text:style-name="L8">
        <text:list-item>
          <text:p text:style-name="P20"><text:span text:style-name="Strong_20_Emphasis"><text:span text:style-name="T1">Q: How can you monitor the health of a Kubernetes cluster?</text:span></text:span></text:p>
          <text:list>
            <text:list-item>
              <text:p text:style-name="P21">Kubernetes can be monitored using tools like Prometheus, Grafana, and the built-in Kubernetes Dashboard.</text:p>
            </text:list-item>
          </text:list>
        </text:list-item>
        <text:list-item>
          <text:p text:style-name="P20"><text:span text:style-name="Strong_20_Emphasis"><text:span text:style-name="T1">Q: What is Kubernetes Pod logging?</text:span></text:span></text:p>
          <text:list>
            <text:list-item>
              <text:p text:style-name="P20">Kubernetes logs can be accessed using the <text:span text:style-name="Source_20_Text"><text:span text:style-name="T1">kubectl logs</text:span></text:span> command, providing information about the container's output.</text:p>
            </text:list-item>
          </text:list>
        </text:list-item>
      </text:list>
      <text:h text:style-name="P1" text:outline-level="3">Upgrades and Rollbacks:</text:h>
      <text:list text:style-name="L9">
        <text:list-item>
          <text:p text:style-name="P22"><text:span text:style-name="Strong_20_Emphasis"><text:span text:style-name="T1">Q: How can you perform a rolling update in Kubernetes?</text:span></text:span></text:p>
          <text:list>
            <text:list-item>
              <text:p text:style-name="P23">A rolling update can be performed by updating the Deployment's container image, allowing Pods to be replaced gradually.</text:p>
            </text:list-item>
          </text:list>
        </text:list-item>
        <text:list-item>
          <text:p text:style-name="P22"><text:span text:style-name="Strong_20_Emphasis"><text:span text:style-name="T1">Q: Explain how rollbacks work in Kubernetes.</text:span></text:span></text:p>
          <text:list>
            <text:list-item>
              <text:p text:style-name="P22">Rollbacks in Kubernetes can be performed using the <text:span text:style-name="Source_20_Text"><text:span text:style-name="T1">kubectl rollout undo</text:span></text:span> command, reverting to a previous version of a Deployment or ReplicaSet.</text:p>
            </text:list-item>
          </text:list>
        </text:list-item>
      </text:list>
      <text:h text:style-name="P1" text:outline-level="3">Stateful Applications:</text:h>
      <text:list text:style-name="L10">
        <text:list-item>
          <text:p text:style-name="P24"><text:span text:style-name="Strong_20_Emphasis"><text:span text:style-name="T1">Q: How does StatefulSet ensure stable network identifiers for Pods?</text:span></text:span></text:p>
          <text:list>
            <text:list-item>
              <text:p text:style-name="P25">StatefulSet assigns a unique and stable hostname (such as web-0, web-1) to each Pod, allowing stateful applications to maintain identity.</text:p>
            </text:list-item>
          </text:list>
        </text:list-item>
      </text:list>
      <text:h text:style-name="P1" text:outline-level="3">Miscellaneous:</text:h>
      <text:list text:style-name="L11">
        <text:list-item>
          <text:p text:style-name="P26"><text:span text:style-name="Strong_20_Emphasis"><text:span text:style-name="T1">Q: What is the role of kube-proxy in Kubernetes?</text:span></text:span></text:p>
          <text:list>
            <text:list-item>
              <text:p text:style-name="P27">kube-proxy is responsible for network proxying and load balancing within a Kubernetes cluster.</text:p>
            </text:list-item>
          </text:list>
        </text:list-item>
        <text:list-item>
          <text:p text:style-name="P26"><text:span text:style-name="Strong_20_Emphasis"><text:span text:style-name="T1">Q: How does Kubernetes handle application configuration?</text:span></text:span></text:p>
          <text:list>
            <text:list-item>
              <text:p text:style-name="P27">Application configuration in Kubernetes is typically managed using ConfigMaps, Secrets, and environment variables.</text:p>
            </text:list-item>
          </text:list>
        </text:list-item>
        <text:list-item>
          <text:p text:style-name="P26"><text:span text:style-name="Strong_20_Emphasis"><text:span text:style-name="T1">Q: What is the purpose of the Kubernetes Scheduler?</text:span></text:span></text:p>
          <text:list>
            <text:list-item>
              <text:p text:style-name="P27">The Kubernetes Scheduler is responsible for placing Pods onto available nodes in the cluster, considering resource constraints and affinity rules.</text:p>
            </text:list-item>
          </text:list>
        </text:list-item>
        <text:list-item>
          <text:p text:style-name="P26"><text:span text:style-name="Strong_20_Emphasis"><text:span text:style-name="T1">Q: How can you extend the Kubernetes API?</text:span></text:span></text:p>
          <text:list>
            <text:list-item>
              <text:p text:style-name="P27">The Kubernetes API can be extended using Custom Resource Definitions (CRDs), allowing users to define custom resources and controllers.</text:p>
            </text:list-item>
          </text:list>
        </text:list-item>
        <text:list-item>
          <text:p text:style-name="P26"><text:span text:style-name="Strong_20_Emphasis"><text:span text:style-name="T1">Q: Explain the role of the Kubernetes Controller Manager.</text:span></text:span></text:p>
          <text:list>
            <text:list-item>
              <text:p text:style-name="P27">The Controller Manager is responsible for running controller processes that regulate the state of the system, such as Deployments, ReplicaSets, and StatefulSets.</text:p>
            </text:list-item>
          </text:list>
        </text:list-item>
        <text:list-item>
          <text:p text:style-name="P26"><text:span text:style-name="Strong_20_Emphasis"><text:span text:style-name="T1">Q: How can you perform a graceful shutdown of a Pod in Kubernetes?</text:span></text:span></text:p>
          <text:list>
            <text:list-item>
              <text:p text:style-name="P26"><text:soft-page-break/>Kubernetes allows graceful termination of Pods by sending a termination signal (SIGTERM) to the main process before forcefully terminating it. Applications should handle this signal to ensure clean shutdowns.</text:p>
            </text:list-item>
          </text:list>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302in" fo:margin-bottom="0.2035in" fo:margin-left="0.4898in" fo:margin-right="0.340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0T11:31:30.743829979</meta:creation-date>
    <dc:date>2024-03-10T11:35:01.982557763</dc:date>
    <meta:editing-duration>PT3M7S</meta:editing-duration>
    <meta:editing-cycles>2</meta:editing-cycles>
    <meta:generator>LibreOffice/7.6.4.1$Linux_X86_64 LibreOffice_project/60$Build-1</meta:generator>
    <meta:document-statistic meta:table-count="0" meta:image-count="0" meta:object-count="0" meta:page-count="5" meta:paragraph-count="93" meta:word-count="1331" meta:character-count="8670" meta:non-whitespace-character-count="7490"/>
  </office:meta>
</office:document-meta>
</file>